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/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2]/[.A2]" office:value-type="float" office:value="0.5" calcext:value-type="float">
            <text:p>0.5</text:p>
          </table:table-cell>
          <table:table-cell table:formula="of:=ABS([.C2]-0.5)" office:value-type="float" office:value="0" calcext:value-type="float">
            <text:p>0</text:p>
          </table:table-cell>
          <table:table-cell table:formula="of:=2*[.D2]*SQRT([.A2])" office:value-type="float" office:value="0" calcext:value-type="float">
            <text:p>0</text:p>
          </table:table-cell>
          <table:table-cell table:formula="of:=2*(1-LEGACY.NORMSDIST([.E2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[.B3]/[.A3]" office:value-type="float" office:value="0.5" calcext:value-type="float">
            <text:p>0.5</text:p>
          </table:table-cell>
          <table:table-cell table:formula="of:=ABS([.C3]-0.5)" office:value-type="float" office:value="0" calcext:value-type="float">
            <text:p>0</text:p>
          </table:table-cell>
          <table:table-cell table:formula="of:=2*[.D3]*SQRT([.A3])" office:value-type="float" office:value="0" calcext:value-type="float">
            <text:p>0</text:p>
          </table:table-cell>
          <table:table-cell table:formula="of:=2*(1-LEGACY.NORMSDIST([.E3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formula="of:=[.B4]/[.A4]" office:value-type="float" office:value="0.48" calcext:value-type="float">
            <text:p>0.48</text:p>
          </table:table-cell>
          <table:table-cell table:formula="of:=ABS([.C4]-0.5)" office:value-type="float" office:value="0.02" calcext:value-type="float">
            <text:p>0.02</text:p>
          </table:table-cell>
          <table:table-cell table:formula="of:=2*[.D4]*SQRT([.A4])" office:value-type="float" office:value="0.4" calcext:value-type="float">
            <text:p>0.4</text:p>
          </table:table-cell>
          <table:table-cell table:formula="of:=2*(1-LEGACY.NORMSDIST([.E4]))" office:value-type="float" office:value="0.689156516779351" calcext:value-type="float">
            <text:p>0.68915651677935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table:formula="of:=[.B5]/[.A5]" office:value-type="float" office:value="0.455" calcext:value-type="float">
            <text:p>0.455</text:p>
          </table:table-cell>
          <table:table-cell table:formula="of:=ABS([.C5]-0.5)" office:value-type="float" office:value="0.045" calcext:value-type="float">
            <text:p>0.045</text:p>
          </table:table-cell>
          <table:table-cell table:formula="of:=2*[.D5]*SQRT([.A5])" office:value-type="float" office:value="1.27279220613579" calcext:value-type="float">
            <text:p>1.27279220613579</text:p>
          </table:table-cell>
          <table:table-cell table:formula="of:=2*(1-LEGACY.NORMSDIST([.E5]))" office:value-type="float" office:value="0.203091787577168" calcext:value-type="float">
            <text:p>0.2030917875771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51" calcext:value-type="float">
            <text:p>251</text:p>
          </table:table-cell>
          <table:table-cell table:formula="of:=[.B6]/[.A6]" office:value-type="float" office:value="0.502" calcext:value-type="float">
            <text:p>0.502</text:p>
          </table:table-cell>
          <table:table-cell table:formula="of:=ABS([.C6]-0.5)" office:value-type="float" office:value="0.002" calcext:value-type="float">
            <text:p>0.002</text:p>
          </table:table-cell>
          <table:table-cell table:formula="of:=2*[.D6]*SQRT([.A6])" office:value-type="float" office:value="0.0894427190999917" calcext:value-type="float">
            <text:p>0.089442719099992</text:p>
          </table:table-cell>
          <table:table-cell table:formula="of:=2*(1-LEGACY.NORMSDIST([.E6]))" office:value-type="float" office:value="0.928730074564803" calcext:value-type="float">
            <text:p>0.9287300745648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2" calcext:value-type="float">
            <text:p>502</text:p>
          </table:table-cell>
          <table:table-cell table:formula="of:=[.B7]/[.A7]" office:value-type="float" office:value="0.502" calcext:value-type="float">
            <text:p>0.502</text:p>
          </table:table-cell>
          <table:table-cell table:formula="of:=ABS([.C7]-0.5)" office:value-type="float" office:value="0.002" calcext:value-type="float">
            <text:p>0.002</text:p>
          </table:table-cell>
          <table:table-cell table:formula="of:=2*[.D7]*SQRT([.A7])" office:value-type="float" office:value="0.126491106406735" calcext:value-type="float">
            <text:p>0.126491106406735</text:p>
          </table:table-cell>
          <table:table-cell table:formula="of:=2*(1-LEGACY.NORMSDIST([.E7]))" office:value-type="float" office:value="0.899343188561366" calcext:value-type="float">
            <text:p>0.8993431885613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31" calcext:value-type="float">
            <text:p>1031</text:p>
          </table:table-cell>
          <table:table-cell table:formula="of:=[.B8]/[.A8]" office:value-type="float" office:value="0.5155" calcext:value-type="float">
            <text:p>0.5155</text:p>
          </table:table-cell>
          <table:table-cell table:formula="of:=ABS([.C8]-0.5)" office:value-type="float" office:value="0.0155" calcext:value-type="float">
            <text:p>0.0155</text:p>
          </table:table-cell>
          <table:table-cell table:formula="of:=2*[.D8]*SQRT([.A8])" office:value-type="float" office:value="1.38636214604987" calcext:value-type="float">
            <text:p>1.38636214604987</text:p>
          </table:table-cell>
          <table:table-cell table:formula="of:=2*(1-LEGACY.NORMSDIST([.E8]))" office:value-type="float" office:value="0.165636349140469" calcext:value-type="float">
            <text:p>0.16563634914046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26" calcext:value-type="float">
            <text:p>2526</text:p>
          </table:table-cell>
          <table:table-cell table:formula="of:=[.B9]/[.A9]" office:value-type="float" office:value="0.5052" calcext:value-type="float">
            <text:p>0.5052</text:p>
          </table:table-cell>
          <table:table-cell table:formula="of:=ABS([.C9]-0.5)" office:value-type="float" office:value="0.00519999999999998" calcext:value-type="float">
            <text:p>0.0052</text:p>
          </table:table-cell>
          <table:table-cell table:formula="of:=2*[.D9]*SQRT([.A9])" office:value-type="float" office:value="0.735391052434007" calcext:value-type="float">
            <text:p>0.735391052434007</text:p>
          </table:table-cell>
          <table:table-cell table:formula="of:=2*(1-LEGACY.NORMSDIST([.E9]))" office:value-type="float" office:value="0.462101369521147" calcext:value-type="float">
            <text:p>0.46210136952114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57" calcext:value-type="float">
            <text:p>4957</text:p>
          </table:table-cell>
          <table:table-cell table:formula="of:=[.B10]/[.A10]" office:value-type="float" office:value="0.4957" calcext:value-type="float">
            <text:p>0.4957</text:p>
          </table:table-cell>
          <table:table-cell table:formula="of:=ABS([.C10]-0.5)" office:value-type="float" office:value="0.00430000000000003" calcext:value-type="float">
            <text:p>0.0043</text:p>
          </table:table-cell>
          <table:table-cell table:formula="of:=2*[.D10]*SQRT([.A10])" office:value-type="float" office:value="0.860000000000005" calcext:value-type="float">
            <text:p>0.860000000000005</text:p>
          </table:table-cell>
          <table:table-cell table:formula="of:=2*(1-LEGACY.NORMSDIST([.E10]))" office:value-type="float" office:value="0.389789042503614" calcext:value-type="float">
            <text:p>0.38978904250361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13" calcext:value-type="float">
            <text:p>10013</text:p>
          </table:table-cell>
          <table:table-cell table:formula="of:=[.B11]/[.A11]" office:value-type="float" office:value="0.50065" calcext:value-type="float">
            <text:p>0.50065</text:p>
          </table:table-cell>
          <table:table-cell table:formula="of:=ABS([.C11]-0.5)" office:value-type="float" office:value="0.000650000000000039" calcext:value-type="float">
            <text:p>0.00065</text:p>
          </table:table-cell>
          <table:table-cell table:formula="of:=2*[.D11]*SQRT([.A11])" office:value-type="float" office:value="0.183847763108514" calcext:value-type="float">
            <text:p>0.183847763108514</text:p>
          </table:table-cell>
          <table:table-cell table:formula="of:=2*(1-LEGACY.NORMSDIST([.E11]))" office:value-type="float" office:value="0.854132885164296" calcext:value-type="float">
            <text:p>0.854132885164296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032" calcext:value-type="float">
            <text:p>25032</text:p>
          </table:table-cell>
          <table:table-cell table:formula="of:=[.B12]/[.A12]" office:value-type="float" office:value="0.50064" calcext:value-type="float">
            <text:p>0.50064</text:p>
          </table:table-cell>
          <table:table-cell table:formula="of:=ABS([.C12]-0.5)" office:value-type="float" office:value="0.000639999999999974" calcext:value-type="float">
            <text:p>0.00064</text:p>
          </table:table-cell>
          <table:table-cell table:formula="of:=2*[.D12]*SQRT([.A12])" office:value-type="float" office:value="0.286216701119961" calcext:value-type="float">
            <text:p>0.286216701119961</text:p>
          </table:table-cell>
          <table:table-cell table:formula="of:=2*(1-LEGACY.NORMSDIST([.E12]))" office:value-type="float" office:value="0.774712152935261" calcext:value-type="float">
            <text:p>0.77471215293526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0020" calcext:value-type="float">
            <text:p>50020</text:p>
          </table:table-cell>
          <table:table-cell table:formula="of:=[.B13]/[.A13]" office:value-type="float" office:value="0.5002" calcext:value-type="float">
            <text:p>0.5002</text:p>
          </table:table-cell>
          <table:table-cell table:formula="of:=ABS([.C13]-0.5)" office:value-type="float" office:value="0.000199999999999978" calcext:value-type="float">
            <text:p>0.0002</text:p>
          </table:table-cell>
          <table:table-cell table:formula="of:=2*[.D13]*SQRT([.A13])" office:value-type="float" office:value="0.126491106406721" calcext:value-type="float">
            <text:p>0.126491106406721</text:p>
          </table:table-cell>
          <table:table-cell table:formula="of:=2*(1-LEGACY.NORMSDIST([.E13]))" office:value-type="float" office:value="0.899343188561377" calcext:value-type="float">
            <text:p>0.8993431885613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2:28:29.663006914</meta:creation-date>
    <dc:date>2020-02-05T12:54:21.818730388</dc:date>
    <meta:editing-duration>PT5M31S</meta:editing-duration>
    <meta:editing-cycles>1</meta:editing-cycles>
    <meta:document-statistic meta:table-count="1" meta:cell-count="78" meta:object-count="0"/>
    <meta:generator>LibreOffice/5.3.7.2.0$Linux_x86 LibreOffice_project/30m0$Build-2</meta:generator>
  </office:meta>
</office:document-meta>
</file>